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1c3f"/>
    </style:style>
    <style:style style:name="P2" style:family="paragraph" style:parent-style-name="Standard">
      <style:text-properties officeooo:rsid="00171c3f" officeooo:paragraph-rsid="00171c3f"/>
    </style:style>
    <style:style style:name="P3" style:family="paragraph" style:parent-style-name="Standard">
      <style:text-properties officeooo:rsid="00193fd5" officeooo:paragraph-rsid="00193fd5"/>
    </style:style>
    <style:style style:name="P4" style:family="paragraph" style:parent-style-name="Standard" style:list-style-name="List_20_1">
      <style:text-properties officeooo:rsid="00193fd5" officeooo:paragraph-rsid="00193fd5"/>
    </style:style>
    <style:style style:name="P5" style:family="paragraph" style:parent-style-name="Standard" style:list-style-name="Numbering_20_1">
      <style:text-properties officeooo:rsid="00193fd5" officeooo:paragraph-rsid="00193fd5"/>
    </style:style>
    <style:style style:name="T1" style:family="text">
      <style:text-properties officeooo:rsid="00171c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is a title</text:p>
      <text:p text:style-name="Subtitle">This is a subtitle</text:p>
      <text:p text:style-name="Author">This is, a list, of authors</text:p>
      <text:h text:style-name="Heading_20_1" text:outline-level="1">This is Header1</text:h>
      <text:h text:style-name="Heading_20_2" text:outline-level="2">This is Header2</text:h>
      <text:h text:style-name="Heading_20_3" text:outline-level="3">This is Header3</text:h>
      <text:h text:style-name="Heading_20_4" text:outline-level="4">This is Header4</text:h>
      <text:h text:style-name="Heading_20_5" text:outline-level="5">This is Header5</text:h>
      <text:h text:style-name="Heading_20_6" text:outline-level="6">This is Header6</text:h>
      <text:h text:style-name="Heading_20_7" text:outline-level="7">This is Header7</text:h>
      <text:h text:style-name="Heading_20_8" text:outline-level="8">This is Header8</text:h>
      <text:p text:style-name="P1">This is normal text</text:p>
      <text:p text:style-name="Standard"/>
      <text:p text:style-name="Standard"><text:span text:style-name="Emphasis"><text:span text:style-name="T1">This is italic text</text:span></text:span></text:p>
      <text:p text:style-name="Standard"/>
      <text:p text:style-name="P2"><text:span text:style-name="Strong_20_Emphasis">This is bold</text:span></text:p>
      <text:p text:style-name="P2"/>
      <text:list xml:id="list3131650682240999762" text:style-name="List_20_1">
        <text:list-item>
          <text:p text:style-name="P4">Bulleted</text:p>
        </text:list-item>
        <text:list-item>
          <text:p text:style-name="P4">List</text:p>
          <text:list>
            <text:list-item>
              <text:p text:style-name="P4">Indented</text:p>
            </text:list-item>
          </text:list>
        </text:list-item>
      </text:list>
      <text:p text:style-name="P3"/>
      <text:list xml:id="list7377502406025458783" text:style-name="Numbering_20_1">
        <text:list-item>
          <text:p text:style-name="P5">Numbered</text:p>
        </text:list-item>
        <text:list-item>
          <text:p text:style-name="P5">List</text:p>
          <text:list>
            <text:list-item>
              <text:p text:style-name="P5">Indent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3366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09T10:19:00.083864077</dc:date>
    <dc:creator>Aaron Duffy</dc:creator>
    <meta:editing-duration>PT16M24S</meta:editing-duration>
    <meta:editing-cycles>9</meta:editing-cycles>
    <meta:document-statistic meta:table-count="0" meta:image-count="0" meta:object-count="0" meta:page-count="1" meta:paragraph-count="20" meta:word-count="61" meta:character-count="279" meta:non-whitespace-character-count="244"/>
  </office:meta>
</office:document-meta>
</file>